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1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04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1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1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2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1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1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1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1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0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3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1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2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0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0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0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2-2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20-01-2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9-11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9-07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9-04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9-01-1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8-11-0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8-08-0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8-04-2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8-01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7-10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7-07-3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7-04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7-01-0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6-07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6-04-1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6-02-0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5-07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5-05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5-01-2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4-12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4-08-0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4-05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4-02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3-11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3-08-0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3-04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3-02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2-10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2-07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2-05-1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2-02-1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1-11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1-08-0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1-05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1-02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0-10-2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0-07-1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0-04-1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10-01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9-07-1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9-04-1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9-02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8-10-0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8-07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8-04-2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8-01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7-10-3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7-05-3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7-01-2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6-11-0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6-07-1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6-04-1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200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1</text:p>
          </table:table-cell>
          <table:table-cell office:value-type="string" calcext:value-type="string">
            <text:p>57H 20 SOW 192A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30" meta:object-count="0"/>
    <meta:user-defined meta:name="AppVersion">3.0</meta:user-defined>
  </office:meta>
</office:document-meta>
</file>